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d2e8" officeooo:paragraph-rsid="001fd2e8"/>
    </style:style>
    <style:style style:name="P2" style:family="paragraph" style:parent-style-name="Standard">
      <style:text-properties style:font-name="Linux Libertine O" officeooo:rsid="002a69a8" officeooo:paragraph-rsid="0029564d"/>
    </style:style>
    <style:style style:name="P3" style:family="paragraph" style:parent-style-name="Standard">
      <style:text-properties style:font-name="Linux Libertine O" officeooo:rsid="002e589e" officeooo:paragraph-rsid="002e589e"/>
    </style:style>
    <style:style style:name="P4" style:family="paragraph" style:parent-style-name="Standard">
      <style:text-properties style:font-name="Linux Libertine O" officeooo:rsid="002e589e" officeooo:paragraph-rsid="0030dbcb"/>
    </style:style>
    <style:style style:name="P5" style:family="paragraph" style:parent-style-name="Standard">
      <style:text-properties style:font-name="Linux Libertine O" officeooo:rsid="002e589e" officeooo:paragraph-rsid="0035668c"/>
    </style:style>
    <style:style style:name="P6" style:family="paragraph" style:parent-style-name="Standard">
      <style:text-properties style:font-name="Linux Libertine O" officeooo:rsid="002e589e" officeooo:paragraph-rsid="0036a72f"/>
    </style:style>
    <style:style style:name="P7" style:family="paragraph" style:parent-style-name="Standard">
      <style:text-properties style:font-name="Linux Libertine O" officeooo:rsid="002e589e" officeooo:paragraph-rsid="00386c36"/>
    </style:style>
    <style:style style:name="P8" style:family="paragraph" style:parent-style-name="Standard">
      <style:text-properties style:font-name="Linux Libertine O" officeooo:paragraph-rsid="0030dbcb"/>
    </style:style>
    <style:style style:name="P9" style:family="paragraph" style:parent-style-name="Standard">
      <style:text-properties style:font-name="Linux Libertine O" officeooo:rsid="0035668c" officeooo:paragraph-rsid="0035668c"/>
    </style:style>
    <style:style style:name="P10" style:family="paragraph" style:parent-style-name="Standard">
      <style:text-properties style:font-name="Linux Libertine O" officeooo:rsid="0035668c" officeooo:paragraph-rsid="002e589e"/>
    </style:style>
    <style:style style:name="P11" style:family="paragraph" style:parent-style-name="Standard">
      <style:text-properties style:font-name="Linux Libertine O" officeooo:rsid="0035668c" officeooo:paragraph-rsid="00386c36"/>
    </style:style>
    <style:style style:name="P12" style:family="paragraph" style:parent-style-name="Standard">
      <style:text-properties style:font-name="Linux Libertine O" officeooo:rsid="002e589e" officeooo:paragraph-rsid="003bf25e"/>
    </style:style>
    <style:style style:name="P13" style:family="paragraph" style:parent-style-name="Standard">
      <style:text-properties style:font-name="Linux Libertine O" officeooo:rsid="001fd2e8" officeooo:paragraph-rsid="001fd2e8"/>
    </style:style>
    <style:style style:name="P14" style:family="paragraph" style:parent-style-name="Standard">
      <style:text-properties style:font-name="Linux Libertine O" officeooo:rsid="00317015" officeooo:paragraph-rsid="003bf25e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0dbc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5668c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a9471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3bf25e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0dbc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0dbcb"/>
    </style:style>
    <style:style style:name="T11" style:family="text">
      <style:text-properties officeooo:rsid="002e589e"/>
    </style:style>
    <style:style style:name="T12" style:family="text">
      <style:text-properties officeooo:rsid="0035668c"/>
    </style:style>
    <style:style style:name="T13" style:family="text">
      <style:text-properties officeooo:rsid="0036a72f"/>
    </style:style>
    <style:style style:name="T14" style:family="text">
      <style:text-properties officeooo:rsid="0037a3a2"/>
    </style:style>
    <style:style style:name="T15" style:family="text">
      <style:text-properties officeooo:rsid="00386c36"/>
    </style:style>
    <style:style style:name="T16" style:family="text">
      <style:text-properties officeooo:rsid="003bf2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Scones</text:span><text:span text:style-name="T4"> (</text:span><text:span text:style-name="T8">6-8</text:span><text:span text:style-name="T4"> </text:span><text:span text:style-name="T6">scones</text:span><text:span text:style-name="T4">; </text:span><text:span text:style-name="T7">3</text:span><text:span text:style-name="T8">5</text:span><text:span text:style-name="T5"> min</text:span><text:span text:style-name="T4">)</text:span></text:h>
      <text:p text:style-name="P8"/>
      <text:p text:style-name="Heading"><text:span text:style-name="T1">For the </text:span><text:span text:style-name="T3">preparation</text:span></text:p>
      <text:p text:style-name="P3"><text:span text:style-name="T16">290</text:span>g <text:span text:style-name="T12">plain</text:span> flour</text:p>
      <text:p text:style-name="P9"><text:span text:style-name="T16">6</text:span>0g wholewheat flour</text:p>
      <text:p text:style-name="P7"><text:span text:style-name="T12">5</text:span><text:span text:style-name="T16">0</text:span><text:span text:style-name="T12">g</text:span> <text:span text:style-name="T16">golden </text:span>caster sugar</text:p>
      <text:p text:style-name="P7"/>
      <text:p text:style-name="P5"><text:span text:style-name="T16">1</text:span><text:span text:style-name="T15"> tsp</text:span> salt</text:p>
      <text:p text:style-name="P9"><text:span text:style-name="T16">2</text:span> <text:span text:style-name="T11">tsp baking powder</text:span></text:p>
      <text:p text:style-name="P10"><text:span text:style-name="T16">½ </text:span>tsp bicarbonate of soda</text:p>
      <text:p text:style-name="P7">2 <text:span text:style-name="T16">heaped</text:span> tsp cinnamon <text:span text:style-name="T14">(optional)</text:span></text:p>
      <text:p text:style-name="P7"/>
      <text:p text:style-name="P3"><text:span text:style-name="T16">8</text:span><text:span text:style-name="T12">0</text:span>g butter <text:span text:style-name="T12">or spreadable butter in small pieces</text:span></text:p>
      <text:p text:style-name="P12"><text:span text:style-name="T16">85</text:span>g sultanas <text:span text:style-name="T14">(optional)</text:span></text:p>
      <text:p text:style-name="P12"/>
      <text:p text:style-name="P3"/>
      <text:p text:style-name="P12"><text:span text:style-name="T10">Mix together the </text:span><text:span text:style-name="T12">dry ingredients </text:span><text:span text:style-name="T16">(</text:span><text:span text:style-name="T12">except the sultanas</text:span><text:span text:style-name="T16">)</text:span><text:span text:style-name="T12"> </text:span><text:span text:style-name="T16">so the spices and raising agents are evenly distributed</text:span>.</text:p>
      <text:p text:style-name="P5"/>
      <text:p text:style-name="P5"><text:span text:style-name="T10">Rub </text:span>the <text:span text:style-name="T12">butter</text:span> <text:span text:style-name="T12">into the flour mix</text:span>, <text:span text:style-name="T10">then </text:span><text:span text:style-name="T12">add the sultanas</text:span><text:span text:style-name="T10"> if using </text:span><text:span text:style-name="T12">them</text:span><text:span text:style-name="T10">.</text:span></text:p>
      <text:p text:style-name="P3"/>
      <text:p text:style-name="P4"/>
      <text:p text:style-name="Heading"><text:span text:style-name="T1">For the </text:span><text:span text:style-name="T2">assembly</text:span></text:p>
      <text:p text:style-name="P7"/>
      <text:p text:style-name="P11"><text:span text:style-name="T16">160</text:span>ml milk + <text:span text:style-name="T16">2</text:span> tsp (unconcentrated) lemon juice OR <text:span text:style-name="T16">170</text:span>ml buttermilk</text:p>
      <text:p text:style-name="P11"><text:span text:style-name="T16">1</text:span> tsp vanilla extract <text:span text:style-name="T15">(optional)</text:span></text:p>
      <text:p text:style-name="P11"/>
      <text:p text:style-name="P3"><text:span text:style-name="T12">sprinkle of</text:span> flour</text:p>
      <text:p text:style-name="P1"/>
      <text:p text:style-name="P1"/>
      <text:p text:style-name="P12"><text:span text:style-name="T10">Turn a</text:span> fan oven to 2<text:span text:style-name="T12">1</text:span><text:span text:style-name="T16">5</text:span><text:span text:style-name="T10">C and pop </text:span><text:span text:style-name="T16">2</text:span><text:span text:style-name="T10"> </text:span><text:span text:style-name="T12">baking</text:span> tray<text:span text:style-name="T16">s</text:span> <text:span text:style-name="T10">in to heat </text:span><text:span text:style-name="T13">(grease it beforehand if you’re not using baking paper).</text:span></text:p>
      <text:p text:style-name="P1"/>
      <text:p text:style-name="P7"><text:span text:style-name="T10">W</text:span>arm the milk slightly in the microwave (<text:span text:style-name="T10">about </text:span><text:span text:style-name="T16">20</text:span> sec) <text:span text:style-name="T10">and </text:span>add <text:span text:style-name="T10">the </text:span>vanilla extract &amp; lemon.</text:p>
      <text:p text:style-name="P7"/>
      <text:p text:style-name="P3"><text:span text:style-name="T10">M</text:span>ake a <text:span text:style-name="T12">couple of furrows</text:span> in the dry mix, and pour in <text:span text:style-name="T10">the milk</text:span>. <text:span text:style-name="T12">Fold the liquid in gently to make a dough. Collect the </text:span><text:span text:style-name="T13">dough and </text:span><text:span text:style-name="T12">crumbs and even out the wetness with </text:span><text:span text:style-name="T13">a few more folds – </text:span><text:span text:style-name="T14">knead as little as possible. </text:span><text:span text:style-name="T16">The dough should be fairly wet, but add a spoonful of flour if the mixture is too wet or sticky to handle.</text:span></text:p>
      <text:p text:style-name="P3"/>
      <text:p text:style-name="P6"><text:span text:style-name="T10">F</text:span>lour <text:span text:style-name="T10">the</text:span> worktop <text:span text:style-name="T13">and</text:span> <text:span text:style-name="T13">flatten the dough onto</text:span> <text:span text:style-name="T13">it in a lump about </text:span><text:span text:style-name="T16">3cm</text:span><text:span text:style-name="T13"> </text:span>thick.</text:p>
      <text:p text:style-name="P6"><text:span text:style-name="T13">Trim the edges with a sharp knife</text:span> and cut into <text:span text:style-name="T16">pieces</text:span>. <text:span text:style-name="T10">R</text:span>eshape <text:span text:style-name="T10">the</text:span> scraps into a <text:span text:style-name="T13">bonus</text:span> lump :<text:span text:style-name="T13">)</text:span></text:p>
      <text:p text:style-name="P3"/>
      <text:p text:style-name="P14"><text:span text:style-name="T13">P</text:span>lace on the baking tray <text:span text:style-name="T13">(with baking paper if using it), </text:span><text:span text:style-name="T16">spacing them out as they do spread a bit</text:span>. P<text:span text:style-name="T11">ut </text:span>them <text:span text:style-name="T11">in the oven and cook for </text:span><text:span text:style-name="T16">1</text:span><text:span text:style-name="T13">5-</text:span><text:span text:style-name="T16">18</text:span><text:span text:style-name="T11"> min, </text:span>t<text:span text:style-name="T11">urn</text:span><text:span text:style-name="T16">ing</text:span><text:span text:style-name="T11"> </text:span>it<text:span text:style-name="T11"> down to </text:span><text:span text:style-name="T14">20</text:span><text:span text:style-name="T16">5</text:span>C <text:span text:style-name="T16">after the first 5 min</text:span><text:span text:style-name="T11">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2-01T23:15:57.976416617</dc:date>
    <meta:editing-duration>PT1H10M6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78" meta:character-count="1458" meta:non-whitespace-character-count="1202"/>
  </office:meta>
</office:document-meta>
</file>